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0783in" fo:margin-right="0.0783in" fo:text-indent="0in" style:auto-text-indent="false"/>
    </style:style>
    <style:style style:name="P3" style:family="paragraph" style:parent-style-name="Standard">
      <style:paragraph-properties fo:margin-left="0.0783in" fo:margin-right="0.0783in" fo:text-indent="0in" style:auto-text-indent="false">
        <style:tab-stops>
          <style:tab-stop style:position="4.1811in"/>
        </style:tab-stops>
      </style:paragraph-properties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4" style:family="paragraph"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gr1" style:family="graphic">
      <style:graphic-properties svg:stroke-width="0.0161in" draw:marker-start-width="0.161in" draw:marker-end-width="0.161in" draw:fill="solid" draw:fill-color="#ffffff" draw:textarea-horizontal-align="center" draw:textarea-vertical-align="middle" fo:padding-top="0.0075in" fo:padding-bottom="0.0075in" fo:padding-left="0.0075in" fo:padding-right="0.0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-color="#ffffff" draw:textarea-horizontal-align="left" draw:textarea-vertical-align="top" draw:auto-grow-height="false" fo:padding-top="0.0118in" fo:padding-bottom="0.0075in" fo:padding-left="0.0472in" fo:padding-right="0.0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51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0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3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Cedente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59" form:id="control5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60" form:id="control6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1" form:id="control6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62" form:id="control6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63" form:id="control6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64" form:id="control6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65" form:id="control6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66" form:id="control6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7" form:id="control6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68" form:id="control6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69" form:id="control6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70" form:id="control7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71" form:id="control7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72" form:id="control7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73" form:id="control7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24" draw:style-name="gr3" draw:text-style-name="P7" svg:width="1.5012in" svg:height="0.1516in" svg:x="6.1291in" svg:y="-0.5689in"><draw:text-box><text:p text:style-name="P6"><text:span text:style-name="T3">RECIBO DE ENTREGA</text:span></text:p></draw:text-box></draw:frame><draw:custom-shape text:anchor-type="paragraph" draw:z-index="142" draw:style-name="gr2" draw:text-style-name="P5" svg:width="7.5303in" svg:height="0.3004in" svg:x="0.1in" svg:y="0.961in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control text:anchor-type="paragraph" draw:z-index="143" draw:style-name="gr4" draw:text-style-name="P8" svg:width="7.4276in" svg:height="0.1559in" svg:x="0.1618in" svg:y="0.8929in" draw:control="control73"/><draw:custom-shape text:anchor-type="paragraph" draw:z-index="144" draw:style-name="gr2" draw:text-style-name="P5" svg:width="2.978in" svg:height="0.3004in" svg:x="1.2902in" svg:y="1.0717in"><text:p><text:span text:style-name="T2">Assinatura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><draw:custom-shape text:anchor-type="paragraph" draw:z-index="146" draw:style-name="gr2" draw:text-style-name="P5" svg:width="1.2949in" svg:height="0.2953in" svg:x="4.2681in" svg:y="0.7055in"><text:p><text:span text:style-name="T2">Data de Entreg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7" draw:style-name="gr2" draw:text-style-name="P5" svg:width="2.0661in" svg:height="0.2953in" svg:x="5.5626in" svg:y="0.7055in"><text:p><text:span text:style-name="T2">Nom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2"><draw:rect text:anchor-type="paragraph" draw:z-index="107" draw:style-name="gr1" draw:text-style-name="P4" svg:width="1.763in" svg:height="0.4862in" svg:x="0.0984in" svg:y="-1.1429in"><text:p/></draw:rect><draw:rect text:anchor-type="paragraph" draw:z-index="108" draw:style-name="gr1" draw:text-style-name="P4" svg:width="0.7831in" svg:height="0.4886in" svg:x="1.8752in" svg:y="-1.1429in"><text:p/></draw:rect><draw:rect text:anchor-type="paragraph" draw:z-index="109" draw:style-name="gr1" draw:text-style-name="P4" svg:width="4.9579in" svg:height="0.4843in" svg:x="2.672in" svg:y="-1.1425in"><text:p/></draw:rect><draw:custom-shape text:anchor-type="paragraph" draw:z-index="111" draw:style-name="gr2" draw:text-style-name="P5" svg:width="1.4906in" svg:height="0.2953in" svg:x="3.6165in" svg:y="-0.6555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2" draw:style-name="gr2" draw:text-style-name="P5" svg:width="0.4559in" svg:height="0.2953in" svg:x="5.1071in" svg:y="-0.6555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3" draw:style-name="gr2" draw:text-style-name="P5" svg:width="0.5878in" svg:height="0.2953in" svg:x="5.5626in" svg:y="-0.6555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4" draw:style-name="gr2" draw:text-style-name="P5" svg:width="1.4787in" svg:height="0.2953in" svg:x="6.15in" svg:y="-0.6555in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15" draw:style-name="gr2" draw:text-style-name="P5" svg:width="2.3476in" svg:height="0.2953in" svg:x="0.0984in" svg:y="-0.3602in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6" draw:style-name="gr2" draw:text-style-name="P5" svg:width="1.5425in" svg:height="0.2953in" svg:x="2.4457in" svg:y="-0.3602in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7" draw:style-name="gr2" draw:text-style-name="P5" svg:width="1.5748in" svg:height="0.2953in" svg:x="3.9882in" svg:y="-0.3602in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8" draw:style-name="gr2" draw:text-style-name="P5" svg:width="2.0661in" svg:height="0.2953in" svg:x="5.5626in" svg:y="-0.3602in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19" draw:style-name="gr2" draw:text-style-name="P5" svg:width="1.5913in" svg:height="0.2953in" svg:x="0.0984in" svg:y="-0.0654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0" draw:style-name="gr2" draw:text-style-name="P5" svg:width="1.3039in" svg:height="0.2953in" svg:x="1.6898in" svg:y="-0.0654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1" draw:style-name="gr2" draw:text-style-name="P5" svg:width="1.285in" svg:height="0.2953in" svg:x="2.9929in" svg:y="-0.0654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2" draw:style-name="gr2" draw:text-style-name="P5" svg:width="1.2949in" svg:height="0.2953in" svg:x="4.2681in" svg:y="-0.0654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3" draw:style-name="gr2" draw:text-style-name="P5" svg:width="2.0661in" svg:height="0.2953in" svg:x="5.5626in" svg:y="-0.0654in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25" draw:style-name="gr4" draw:text-style-name="P8" svg:width="3.4248in" svg:height="0.1559in" svg:x="0.1618in" svg:y="-0.5366in" draw:control="control56"/><draw:control text:anchor-type="paragraph" draw:z-index="126" draw:style-name="gr4" draw:text-style-name="P8" svg:width="1.3886in" svg:height="0.1559in" svg:x="3.672in" svg:y="-0.5366in" draw:control="control57"/><draw:control text:anchor-type="paragraph" draw:z-index="127" draw:style-name="gr4" draw:text-style-name="P8" svg:width="0.3657in" svg:height="0.1559in" svg:x="5.1654in" svg:y="-0.5366in" draw:control="control58"/><draw:control text:anchor-type="paragraph" draw:z-index="128" draw:style-name="gr4" draw:text-style-name="P9" svg:width="1.6232in" svg:height="0.3752in" svg:x="0.1791in" svg:y="-1.0819in" draw:control="control59"/><draw:control text:anchor-type="paragraph" draw:z-index="129" draw:style-name="gr4" draw:text-style-name="P8" svg:width="0.5016in" svg:height="0.1559in" svg:x="5.6181in" svg:y="-0.5366in" draw:control="control60"/><draw:control text:anchor-type="paragraph" draw:z-index="130" draw:style-name="gr4" draw:text-style-name="P8" svg:width="1.3996in" svg:height="0.1579in" svg:x="6.198in" svg:y="-0.5366in" draw:control="control61"/><draw:control text:anchor-type="paragraph" draw:z-index="131" draw:name="txtNumeroDocumento" draw:style-name="gr4" draw:text-style-name="P8" svg:width="2.2425in" svg:height="0.1559in" svg:x="0.1618in" svg:y="-0.2417in" draw:control="control62"/><draw:control text:anchor-type="paragraph" draw:z-index="132" draw:name="txtNumeroDocumento" draw:style-name="gr4" draw:text-style-name="P8" svg:width="1.4496in" svg:height="0.1559in" svg:x="2.4965in" svg:y="-0.2417in" draw:control="control63"/><draw:control text:anchor-type="paragraph" draw:z-index="133" draw:name="txtNumeroDocumento" draw:style-name="gr4" draw:text-style-name="P8" svg:width="1.4933in" svg:height="0.1559in" svg:x="4.039in" svg:y="-0.2417in" draw:control="control64"/><draw:control text:anchor-type="paragraph" draw:z-index="134" draw:name="txtNumeroDocumento" draw:style-name="gr4" draw:text-style-name="P8" svg:width="1.978in" svg:height="0.1559in" svg:x="5.6173in" svg:y="-0.2417in" draw:control="control65"/><draw:control text:anchor-type="paragraph" draw:z-index="135" draw:name="txtNumeroDocumento" draw:style-name="gr4" draw:text-style-name="P8" svg:width="1.4941in" svg:height="0.1559in" svg:x="0.1618in" svg:y="0.0535in" draw:control="control66"/><draw:control text:anchor-type="paragraph" draw:z-index="137" draw:name="txtNumeroDocumento" draw:style-name="gr4" draw:text-style-name="P8" svg:width="1.2004in" svg:height="0.1559in" svg:x="3.0319in" svg:y="0.0535in" draw:control="control68"/><draw:control text:anchor-type="paragraph" draw:z-index="138" draw:name="txtNumeroDocumento" draw:style-name="gr4" draw:text-style-name="P8" svg:width="1.2004in" svg:height="0.1559in" svg:x="4.3173in" svg:y="0.0535in" draw:control="control69"/><draw:control text:anchor-type="paragraph" draw:z-index="139" draw:name="txtNumeroDocumento" draw:style-name="gr4" draw:text-style-name="P8" svg:width="1.9925in" svg:height="0.1559in" svg:x="5.6028in" svg:y="0.0535in" draw:control="control70"/><draw:control text:anchor-type="paragraph" draw:z-index="140" draw:style-name="gr4" draw:text-style-name="P11" svg:width="0.7287in" svg:height="0.3748in" svg:x="1.9035in" svg:y="-1.0835in" draw:control="control71"/><draw:control text:anchor-type="paragraph" draw:z-index="141" draw:style-name="gr4" draw:text-style-name="P12" svg:width="4.837in" svg:height="0.3752in" svg:x="2.7319in" svg:y="-1.0819in" draw:control="control72"/><draw:control text:anchor-type="paragraph" draw:z-index="136" draw:name="txtNumeroDocumento" draw:style-name="gr4" draw:text-style-name="P8" svg:width="1.215in" svg:height="0.1559in" svg:x="1.7402in" svg:y="0.0535in" draw:control="control67"/><draw:custom-shape text:anchor-type="paragraph" draw:z-index="110" draw:style-name="gr2" draw:text-style-name="P5" svg:width="3.5185in" svg:height="0.2953in" svg:x="0.0984in" svg:y="-0.6555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45" draw:style-name="gr6" draw:text-style-name="P10" svg:width="0.7933in" svg:height="0.0976in" svg:x="6.8437in" svg:y="0.9717in"><draw:text-box><text:p><text:span text:style-name="T4">Corte na linha abaixo</text:span></text:p></draw:text-box></draw:frame></text:p>
      <text:p text:style-name="P3"/>
      <text:p text:style-name="P2"><draw:custom-shape text:anchor-type="paragraph" draw:z-index="148" draw:style-name="gr2" draw:text-style-name="P14" svg:width="1.1921in" svg:height="0.2953in" svg:x="0.0984in" svg:y="0.15in"><text:p text:style-name="P14"><text:span text:style-name="T5">Recebi(emos) o boleto com</text:span></text:p><text:p text:style-name="P14"><text:span text:style-name="T5">essas caracteristica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line text:anchor-type="paragraph" draw:z-index="106" draw:style-name="gr9" draw:text-style-name="P4" svg:x1="0.0992in" svg:y1="0.539in" svg:x2="7.6299in" svg:y2="0.539in"><text:p text:style-name="P4"><text:s/></text:p></draw:line></text:p>
      <text:p text:style-name="P2"/>
      <text:p text:style-name="P2"><draw:rect text:anchor-type="paragraph" draw:z-index="0" draw:style-name="gr1" draw:text-style-name="P4" svg:width="1.763in" svg:height="0.4862in" svg:x="0.0984in" svg:y="0.5445in"><text:p/></draw:rect><draw:rect text:anchor-type="paragraph" draw:z-index="1" draw:style-name="gr1" draw:text-style-name="P4" svg:width="0.7831in" svg:height="0.4886in" svg:x="1.8752in" svg:y="0.5445in"><text:p/></draw:rect><draw:rect text:anchor-type="paragraph" draw:z-index="2" draw:style-name="gr1" draw:text-style-name="P4" svg:width="4.9579in" svg:height="0.4843in" svg:x="2.672in" svg:y="0.5453in"><text:p/></draw:rect><draw:custom-shape text:anchor-type="paragraph" draw:z-index="3" draw:style-name="gr2" draw:text-style-name="P5" svg:width="3.5185in" svg:height="0.2953in" svg:x="0.0984in" svg:y="1.0319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5" svg:width="1.4906in" svg:height="0.2953in" svg:x="3.6165in" svg:y="1.0319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5" svg:width="0.4559in" svg:height="0.2953in" svg:x="5.1071in" svg:y="1.0319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5" svg:width="0.5878in" svg:height="0.2953in" svg:x="5.5626in" svg:y="1.0319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5" svg:width="1.4787in" svg:height="0.2953in" svg:x="6.15in" svg:y="1.0319in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5" svg:width="2.3476in" svg:height="0.2953in" svg:x="0.0984in" svg:y="1.3272in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5" svg:width="1.5425in" svg:height="0.2953in" svg:x="2.4457in" svg:y="1.3272in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5" svg:width="1.5748in" svg:height="0.2953in" svg:x="3.9882in" svg:y="1.3272in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5" svg:width="2.0661in" svg:height="0.2953in" svg:x="5.5626in" svg:y="1.3272in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5" svg:width="1.5913in" svg:height="0.2953in" svg:x="0.0984in" svg:y="1.622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5" svg:width="1.3039in" svg:height="0.2953in" svg:x="1.6898in" svg:y="1.622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5" svg:width="1.285in" svg:height="0.2953in" svg:x="2.9929in" svg:y="1.622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5" svg:width="1.2949in" svg:height="0.2953in" svg:x="4.2681in" svg:y="1.622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5" svg:width="2.0661in" svg:height="0.2953in" svg:x="5.5626in" svg:y="1.622in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5" svg:width="5.8315in" svg:height="0.2953in" svg:x="0.0984in" svg:y="2.2126in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5" svg:width="1.6988in" svg:height="0.2953in" svg:x="5.9311in" svg:y="2.2126in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7" svg:width="1.2295in" svg:height="0.1516in" svg:x="6.4008in" svg:y="0.3736in"><draw:text-box><text:p text:style-name="P6"><text:span text:style-name="T3">RECIBO DO PAGADOR</text:span></text:p></draw:text-box></draw:frame><draw:control text:anchor-type="paragraph" draw:z-index="20" draw:style-name="gr4" draw:text-style-name="P8" svg:width="3.4248in" svg:height="0.1559in" svg:x="0.1618in" svg:y="1.1508in" draw:control="control1"/><draw:control text:anchor-type="paragraph" draw:z-index="21" draw:style-name="gr4" draw:text-style-name="P8" svg:width="1.3886in" svg:height="0.1559in" svg:x="3.672in" svg:y="1.1508in" draw:control="control2"/><draw:control text:anchor-type="paragraph" draw:z-index="22" draw:style-name="gr4" draw:text-style-name="P8" svg:width="0.3657in" svg:height="0.1559in" svg:x="5.1654in" svg:y="1.1508in" draw:control="control3"/><draw:control text:anchor-type="paragraph" draw:z-index="23" draw:style-name="gr4" draw:text-style-name="P9" svg:width="1.6232in" svg:height="0.3752in" svg:x="0.1791in" svg:y="0.6055in" draw:control="control4"/><draw:control text:anchor-type="paragraph" draw:z-index="24" draw:style-name="gr4" draw:text-style-name="P8" svg:width="0.5016in" svg:height="0.1559in" svg:x="5.6181in" svg:y="1.1508in" draw:control="control5"/><draw:control text:anchor-type="paragraph" draw:z-index="25" draw:style-name="gr4" draw:text-style-name="P8" svg:width="1.3996in" svg:height="0.1579in" svg:x="6.198in" svg:y="1.1508in" draw:control="control6"/><draw:control text:anchor-type="paragraph" draw:z-index="26" draw:name="txtNumeroDocumento" draw:style-name="gr4" draw:text-style-name="P8" svg:width="2.2425in" svg:height="0.1559in" svg:x="0.1618in" svg:y="1.4457in" draw:control="control7"/><draw:control text:anchor-type="paragraph" draw:z-index="27" draw:name="txtNumeroDocumento" draw:style-name="gr4" draw:text-style-name="P8" svg:width="1.4496in" svg:height="0.1559in" svg:x="2.4965in" svg:y="1.4457in" draw:control="control8"/><draw:control text:anchor-type="paragraph" draw:z-index="28" draw:name="txtNumeroDocumento" draw:style-name="gr4" draw:text-style-name="P8" svg:width="1.4933in" svg:height="0.1559in" svg:x="4.039in" svg:y="1.4457in" draw:control="control9"/><draw:control text:anchor-type="paragraph" draw:z-index="29" draw:name="txtNumeroDocumento" draw:style-name="gr4" draw:text-style-name="P8" svg:width="1.978in" svg:height="0.1559in" svg:x="5.6173in" svg:y="1.4457in" draw:control="control10"/><draw:control text:anchor-type="paragraph" draw:z-index="30" draw:name="txtNumeroDocumento" draw:style-name="gr4" draw:text-style-name="P8" svg:width="1.4941in" svg:height="0.1559in" svg:x="0.1618in" svg:y="1.7409in" draw:control="control11"/><draw:control text:anchor-type="paragraph" draw:z-index="31" draw:name="txtNumeroDocumento" draw:style-name="gr4" draw:text-style-name="P8" svg:width="1.215in" svg:height="0.1559in" svg:x="1.7402in" svg:y="1.7409in" draw:control="control12"/><draw:control text:anchor-type="paragraph" draw:z-index="32" draw:name="txtNumeroDocumento" draw:style-name="gr4" draw:text-style-name="P8" svg:width="1.2004in" svg:height="0.1559in" svg:x="3.0319in" svg:y="1.7409in" draw:control="control13"/><draw:control text:anchor-type="paragraph" draw:z-index="33" draw:name="txtNumeroDocumento" draw:style-name="gr4" draw:text-style-name="P8" svg:width="1.2004in" svg:height="0.1559in" svg:x="4.3173in" svg:y="1.7409in" draw:control="control14"/><draw:control text:anchor-type="paragraph" draw:z-index="34" draw:name="txtNumeroDocumento" draw:style-name="gr4" draw:text-style-name="P8" svg:width="1.9925in" svg:height="0.1559in" svg:x="5.6028in" svg:y="1.7409in" draw:control="control15"/><draw:control text:anchor-type="paragraph" draw:z-index="35" draw:name="txtNumeroDocumento" draw:style-name="gr4" draw:text-style-name="P8" svg:width="5.7232in" svg:height="0.1559in" svg:x="0.1618in" svg:y="2.3311in" draw:control="control16"/><draw:line text:anchor-type="paragraph" draw:z-index="36" draw:style-name="gr5" draw:text-style-name="P4" svg:x1="0.0992in" svg:y1="2.7181in" svg:x2="7.6299in" svg:y2="2.7181in"><text:p/></draw:line><draw:custom-shape text:anchor-type="paragraph" draw:z-index="37" draw:style-name="gr2" draw:text-style-name="P5" svg:width="7.5307in" svg:height="0.8134in" svg:x="0.0992in" svg:y="6.0374in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8" draw:style-name="gr6" draw:text-style-name="P10" svg:width="0.7933in" svg:height="0.0976in" svg:x="6.8437in" svg:y="2.6134in"><draw:text-box><text:p><text:span text:style-name="T4">Corte na linha abaixo</text:span></text:p></draw:text-box></draw:frame><draw:custom-shape text:anchor-type="paragraph" draw:z-index="39" draw:style-name="gr2" draw:text-style-name="P5" svg:width="5.7398in" svg:height="0.2953in" svg:x="0.0984in" svg:y="3.3827in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5" svg:width="1.7921in" svg:height="0.2953in" svg:x="5.8382in" svg:y="3.3827in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5" svg:width="5.7398in" svg:height="0.2953in" svg:x="0.0984in" svg:y="3.678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5" svg:width="1.7921in" svg:height="0.2953in" svg:x="5.8382in" svg:y="3.678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5" svg:width="1.7921in" svg:height="0.2953in" svg:x="5.8382in" svg:y="3.9728in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5" svg:width="1.7921in" svg:height="0.2953in" svg:x="5.8382in" svg:y="4.2681in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5" svg:width="1.7921in" svg:height="0.2953in" svg:x="5.8382in" svg:y="4.5634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5" svg:width="1.7921in" svg:height="0.2953in" svg:x="5.8382in" svg:y="4.8583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5" svg:width="1.7921in" svg:height="0.2953in" svg:x="5.8382in" svg:y="5.1535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5" svg:width="1.7921in" svg:height="0.2953in" svg:x="5.8382in" svg:y="5.4484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5" svg:width="1.7921in" svg:height="0.2953in" svg:x="5.8382in" svg:y="5.7437in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5" svg:width="0.9976in" svg:height="0.2953in" svg:x="0.0984in" svg:y="3.9728in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5" svg:width="1.1622in" svg:height="0.2953in" svg:x="1.0957in" svg:y="3.9728in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5" svg:width="1.1803in" svg:height="0.2953in" svg:x="2.2575in" svg:y="3.9728in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5" svg:width="0.8248in" svg:height="0.2953in" svg:x="3.4374in" svg:y="3.9728in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5" svg:width="1.5768in" svg:height="0.2953in" svg:x="4.2618in" svg:y="3.9728in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5" svg:width="0.9976in" svg:height="0.2953in" svg:x="0.0984in" svg:y="4.2681in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5" svg:width="0.7543in" svg:height="0.2953in" svg:x="1.0957in" svg:y="4.2681in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5" svg:width="1.0098in" svg:height="0.2953in" svg:x="1.85in" svg:y="4.2681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5" svg:width="1.4024in" svg:height="0.2953in" svg:x="2.8598in" svg:y="4.2681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2" draw:text-style-name="P5" svg:width="1.5768in" svg:height="0.2953in" svg:x="4.2618in" svg:y="4.2681in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2" draw:text-style-name="P5" svg:width="5.7398in" svg:height="1.476in" svg:x="0.0984in" svg:y="4.5634in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1" draw:style-name="gr7" draw:text-style-name="P7" svg:width="1.5413in" svg:height="0.1287in" svg:x="6.089in" svg:y="6.9154in"><draw:text-box><text:p text:style-name="P6"><text:span text:style-name="T3">FICHA DE COMPENSAÇÃO</text:span></text:p></draw:text-box></draw:frame><draw:frame text:anchor-type="paragraph" draw:z-index="62" draw:style-name="gr8" draw:text-style-name="P10" svg:width="0.928in" svg:height="0.1307in" svg:x="4.9161in" svg:y="6.9264in"><draw:text-box><text:p><text:span text:style-name="T4">Autenticação Mecânica</text:span></text:p></draw:text-box></draw:frame><draw:control text:anchor-type="paragraph" draw:z-index="63" draw:style-name="gr4" draw:text-style-name="P11" svg:width="0.7287in" svg:height="0.3748in" svg:x="1.9035in" svg:y="0.6043in" draw:control="control17"/><draw:control text:anchor-type="paragraph" draw:z-index="64" draw:style-name="gr4" draw:text-style-name="P12" svg:width="4.837in" svg:height="0.3752in" svg:x="2.7319in" svg:y="0.6055in" draw:control="control18"/><draw:rect text:anchor-type="paragraph" draw:z-index="65" draw:style-name="gr1" draw:text-style-name="P4" svg:width="1.763in" svg:height="0.4862in" svg:x="0.0984in" svg:y="2.8945in"><text:p/></draw:rect><draw:rect text:anchor-type="paragraph" draw:z-index="66" draw:style-name="gr1" draw:text-style-name="P4" svg:width="0.7831in" svg:height="0.4886in" svg:x="1.8752in" svg:y="2.8945in"><text:p/></draw:rect><draw:rect text:anchor-type="paragraph" draw:z-index="67" draw:style-name="gr1" draw:text-style-name="P4" svg:width="4.9579in" svg:height="0.4843in" svg:x="2.672in" svg:y="2.8953in"><text:p/></draw:rect><draw:control text:anchor-type="paragraph" draw:z-index="68" draw:style-name="gr4" draw:text-style-name="P9" svg:width="1.6232in" svg:height="0.3752in" svg:x="0.1791in" svg:y="2.9555in" draw:control="control19"/><draw:control text:anchor-type="paragraph" draw:z-index="69" draw:style-name="gr4" draw:text-style-name="P11" svg:width="0.7287in" svg:height="0.3748in" svg:x="1.9035in" svg:y="2.9563in" draw:control="control20"/><draw:control text:anchor-type="paragraph" draw:z-index="70" draw:style-name="gr4" draw:text-style-name="P12" svg:width="4.837in" svg:height="0.3752in" svg:x="2.7319in" svg:y="2.9555in" draw:control="control21"/><draw:control text:anchor-type="paragraph" draw:z-index="71" draw:style-name="gr4" draw:text-style-name="P8" svg:width="5.6343in" svg:height="0.1559in" svg:x="0.1618in" svg:y="3.5043in" draw:control="control22"/><draw:control text:anchor-type="paragraph" draw:z-index="72" draw:style-name="gr4" draw:text-style-name="P8" svg:width="5.6343in" svg:height="0.1559in" svg:x="0.1618in" svg:y="3.7965in" draw:control="control23"/><draw:control text:anchor-type="paragraph" draw:z-index="73" draw:style-name="gr4" draw:text-style-name="P8" svg:width="1.698in" svg:height="0.1559in" svg:x="5.8819in" svg:y="3.5043in" draw:control="control24"/><draw:control text:anchor-type="paragraph" draw:z-index="74" draw:style-name="gr4" draw:text-style-name="P8" svg:width="1.698in" svg:height="0.1559in" svg:x="5.8819in" svg:y="3.7965in" draw:control="control25"/><draw:control text:anchor-type="paragraph" draw:z-index="75" draw:style-name="gr4" draw:text-style-name="P8" svg:width="1.6988in" svg:height="0.1559in" svg:x="5.889in" svg:y="4.3882in" draw:control="control26"/><draw:control text:anchor-type="paragraph" draw:z-index="76" draw:style-name="gr4" draw:text-style-name="P8" svg:width="1.6988in" svg:height="0.1559in" svg:x="5.889in" svg:y="4.0819in" draw:control="control27"/><draw:control text:anchor-type="paragraph" draw:z-index="77" draw:style-name="gr4" draw:text-style-name="P8" svg:width="1.6988in" svg:height="0.1559in" svg:x="5.889in" svg:y="4.6819in" draw:control="control28"/><draw:control text:anchor-type="paragraph" draw:z-index="78" draw:style-name="gr4" draw:text-style-name="P8" svg:width="1.6988in" svg:height="0.1559in" svg:x="5.889in" svg:y="4.9772in" draw:control="control29"/><draw:control text:anchor-type="paragraph" draw:z-index="79" draw:style-name="gr4" draw:text-style-name="P8" svg:width="1.6988in" svg:height="0.1559in" svg:x="5.889in" svg:y="5.272in" draw:control="control30"/><draw:control text:anchor-type="paragraph" draw:z-index="80" draw:style-name="gr4" draw:text-style-name="P8" svg:width="1.6988in" svg:height="0.1559in" svg:x="5.889in" svg:y="5.5673in" draw:control="control31"/><draw:control text:anchor-type="paragraph" draw:z-index="81" draw:style-name="gr4" draw:text-style-name="P8" svg:width="0.8941in" svg:height="0.1559in" svg:x="0.1618in" svg:y="4.0819in" draw:control="control32"/><draw:control text:anchor-type="paragraph" draw:z-index="82" draw:style-name="gr4" draw:text-style-name="P8" svg:width="1.0748in" svg:height="0.1559in" svg:x="1.1457in" svg:y="4.0819in" draw:control="control33"/><draw:control text:anchor-type="paragraph" draw:z-index="83" draw:style-name="gr4" draw:text-style-name="P8" svg:width="1.0969in" svg:height="0.1559in" svg:x="2.3055in" svg:y="4.0819in" draw:control="control34"/><draw:control text:anchor-type="paragraph" draw:z-index="84" draw:style-name="gr4" draw:text-style-name="P8" svg:width="0.7295in" svg:height="0.1559in" svg:x="3.4953in" svg:y="4.0819in" draw:control="control35"/><draw:control text:anchor-type="paragraph" draw:z-index="85" draw:style-name="gr4" draw:text-style-name="P8" svg:width="1.4858in" svg:height="0.1559in" svg:x="4.3173in" svg:y="4.0819in" draw:control="control36"/><draw:control text:anchor-type="paragraph" draw:z-index="86" draw:style-name="gr4" draw:text-style-name="P8" svg:width="0.8941in" svg:height="0.1559in" svg:x="0.1618in" svg:y="4.3882in" draw:control="control37"/><draw:control text:anchor-type="paragraph" draw:z-index="87" draw:style-name="gr4" draw:text-style-name="P8" svg:width="0.6661in" svg:height="0.1579in" svg:x="1.1437in" svg:y="4.3882in" draw:control="control38"/><draw:control text:anchor-type="paragraph" draw:z-index="88" draw:style-name="gr4" draw:text-style-name="P8" svg:width="0.9071in" svg:height="0.1579in" svg:x="1.9083in" svg:y="4.3882in" draw:control="control39"/><draw:control text:anchor-type="paragraph" draw:z-index="89" draw:style-name="gr4" draw:text-style-name="P8" svg:width="1.2996in" svg:height="0.1579in" svg:x="2.9272in" svg:y="4.3882in" draw:control="control40"/><draw:control text:anchor-type="paragraph" draw:z-index="90" draw:style-name="gr4" draw:text-style-name="P8" svg:width="1.4933in" svg:height="0.1579in" svg:x="4.3173in" svg:y="4.3882in" draw:control="control41"/><draw:control text:anchor-type="paragraph" draw:z-index="91" draw:style-name="gr4" draw:text-style-name="P8" svg:width="1.6988in" svg:height="0.1559in" svg:x="5.889in" svg:y="5.8693in" draw:control="control42"/><draw:control text:anchor-type="paragraph" draw:z-index="92" draw:style-name="gr4" draw:text-style-name="P13" svg:width="7.4268in" svg:height="0.1579in" svg:x="0.1618in" svg:y="6.1634in" draw:control="control43"/><draw:control text:anchor-type="paragraph" draw:z-index="93" draw:style-name="gr4" draw:text-style-name="P9" svg:width="4.2878in" svg:height="0.5122in" svg:x="0.0992in" svg:y="6.9256in" draw:control="control44"/><draw:custom-shape text:anchor-type="paragraph" draw:z-index="94" draw:style-name="gr2" draw:text-style-name="P5" svg:width="7.5331in" svg:height="0.2953in" svg:x="0.0984in" svg:y="1.9173in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5" draw:name="txtNumeroDocumento" draw:style-name="gr4" draw:text-style-name="P8" svg:width="7.415in" svg:height="0.1559in" svg:x="0.1618in" svg:y="2.0362in" draw:control="control45"/><draw:control text:anchor-type="paragraph" draw:z-index="96" draw:name="txtNumeroDocumento" draw:style-name="gr4" draw:text-style-name="P8" svg:width="5.6268in" svg:height="0.1559in" svg:x="0.161in" svg:y="4.6937in" draw:control="control46"/><draw:control text:anchor-type="paragraph" draw:z-index="97" draw:name="txtNumeroDocumento" draw:style-name="gr4" draw:text-style-name="P8" svg:width="5.6268in" svg:height="0.1559in" svg:x="0.161in" svg:y="4.8583in" draw:control="control47"/><draw:control text:anchor-type="paragraph" draw:z-index="98" draw:name="txtNumeroDocumento" draw:style-name="gr4" draw:text-style-name="P8" svg:width="5.6268in" svg:height="0.1559in" svg:x="0.161in" svg:y="5.0228in" draw:control="control48"/><draw:control text:anchor-type="paragraph" draw:z-index="99" draw:name="txtNumeroDocumento" draw:style-name="gr4" draw:text-style-name="P8" svg:width="5.6268in" svg:height="0.1559in" svg:x="0.161in" svg:y="5.1874in" draw:control="control49"/><draw:control text:anchor-type="paragraph" draw:z-index="100" draw:name="txtNumeroDocumento" draw:style-name="gr4" draw:text-style-name="P8" svg:width="5.6268in" svg:height="0.1559in" svg:x="0.161in" svg:y="5.3591in" draw:control="control50"/><draw:control text:anchor-type="paragraph" draw:z-index="101" draw:name="txtNumeroDocumento" draw:style-name="gr4" draw:text-style-name="P8" svg:width="5.6268in" svg:height="0.1559in" svg:x="0.161in" svg:y="5.5236in" draw:control="control51"/><draw:control text:anchor-type="paragraph" draw:z-index="102" draw:name="txtNumeroDocumento" draw:style-name="gr4" draw:text-style-name="P8" svg:width="5.6268in" svg:height="0.1559in" svg:x="0.161in" svg:y="5.6882in" draw:control="control52"/><draw:control text:anchor-type="paragraph" draw:z-index="103" draw:name="txtNumeroDocumento" draw:style-name="gr4" draw:text-style-name="P8" svg:width="5.6268in" svg:height="0.1559in" svg:x="0.161in" svg:y="5.8575in" draw:control="control53"/><draw:control text:anchor-type="paragraph" draw:z-index="104" draw:style-name="gr4" draw:text-style-name="P13" svg:width="7.4268in" svg:height="0.1579in" svg:x="0.1618in" svg:y="6.3311in" draw:control="control54"/><draw:control text:anchor-type="paragraph" draw:z-index="105" draw:style-name="gr4" draw:text-style-name="P13" svg:width="7.4268in" svg:height="0.1579in" svg:x="0.1618in" svg:y="6.4957in" draw:control="control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83in" style:type="center"/>
          <style:tab-stop style:position="7.716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2756in" fo:margin-bottom="0.2756in" fo:margin-left="0.2756in" fo:margin-right="0.275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aZap</text:span> – http://www.azap.inf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Misael Queiroz</meta:initial-creator>
    <meta:creation-date>2008-01-18T19:37:11</meta:creation-date>
    <dc:date>2015-06-19T14:21:51</dc:date>
    <meta:editing-cycles>122</meta:editing-cycles>
    <meta:editing-duration>PT8H57M49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0"/>
    <meta:user-defined meta:name="Info 1"/>
    <meta:user-defined meta:name="Info 2"/>
    <meta:user-defined meta:name="Info 3"/>
    <meta:user-defined meta:name="Info 4"/>
  </office:meta>
</office:document-meta>
</file>